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Mono Black" svg:font-family="'Noto Sans Mono Black'" style:font-adornments="Black" style:font-family-generic="swiss" style:font-pitch="fixed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Gradient_20_1" draw:textarea-horizontal-align="justify" draw:textarea-vertical-align="middle" draw:auto-grow-height="false" fo:min-height="5.45cm" fo:min-width="7.3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gradient" draw:fill-gradient-name="Gradient_20_1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Noto Sans Mono Black" fo:font-size="36pt" fo:letter-spacing="0.141cm" style:text-underline-style="solid" style:text-underline-width="bold" style:text-underline-color="font-color" fo:font-weight="normal" style:font-size-asian="36pt" style:font-weight-asian="bold" style:font-size-complex="36pt" style:font-weight-complex="bold"/>
    </style:style>
    <style:style style:name="P4" style:family="paragraph">
      <style:paragraph-properties fo:line-height="100%"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line-height="100%" fo:text-align="center"/>
      <style:text-properties fo:color="#1c1c1c" style:font-name="DejaVu Serif" fo:font-size="14pt" fo:letter-spacing="0.018cm" style:text-underline-style="none" fo:background-color="#ffffff" style:font-size-asian="14pt" style:font-size-complex="14pt"/>
    </style:style>
    <style:style style:name="P6" style:family="paragraph">
      <loext:graphic-properties draw:fill-color="#ffffff"/>
    </style:style>
    <style:style style:name="T1" style:family="text">
      <style:text-properties style:font-name="Noto Sans Mono Black" fo:font-size="36pt" fo:letter-spacing="0.141cm" style:text-underline-style="solid" style:text-underline-width="bold" style:text-underline-color="font-color" fo:font-weight="normal" style:font-size-asian="36pt" style:font-weight-asian="bold" style:font-size-complex="36pt" style:font-weight-complex="bold"/>
    </style:style>
    <style:style style:name="T2" style:family="text">
      <style:text-properties fo:color="#1c1c1c" style:font-name="DejaVu Serif" fo:font-size="14pt" fo:letter-spacing="0.018cm" style:text-underline-style="non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8cm" svg:height="5.7cm" svg:x="13.4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7.2cm" svg:height="2.6cm" svg:x="13.7cm" svg:y="2.2cm">
          <draw:text-box>
            <text:p text:style-name="P2"><text:span text:style-name="T1">GEE</text:span><text:span text:style-name="T1">TA</text:span></text:p>
          </draw:text-box>
        </draw:frame>
        <draw:frame draw:style-name="gr3" draw:text-style-name="P5" draw:layer="layout" svg:width="6.228cm" svg:height="1.205cm" svg:x="14.172cm" svg:y="4.295cm">
          <draw:text-box>
            <text:p text:style-name="P4"><text:span text:style-name="T2">Software </text:span><text:span text:style-name="T2">Company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Mono Black" svg:font-family="'Noto Sans Mono Black'" style:font-adornments="Black" style:font-family-generic="swiss" style:font-pitch="fixed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729fcf" draw:end-color="#ffd7d7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2T12:06:23.229401067</meta:creation-date>
    <dc:date>2019-02-03T18:09:39.765095638</dc:date>
    <meta:editing-duration>PT2M43S</meta:editing-duration>
    <meta:editing-cycles>3</meta:editing-cycles>
    <meta:generator>LibreOffice/6.1.4.2$Linux_X86_64 LibreOffice_project/10$Build-2</meta:generator>
    <meta:document-statistic meta:object-count="26"/>
  </office:meta>
</office:document-meta>
</file>